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50%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" fo:font-size="11pt" fo:font-weight="normal" officeooo:paragraph-rsid="0004f7df" fo:background-color="transparent" style:font-name-asian="Times New Roman" style:font-name-complex="Times New Roman"/>
    </style:style>
    <style:style style:name="P5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officeooo:paragraph-rsid="0004f7df"/>
    </style:style>
    <style:style style:name="T1" style:family="text">
      <style:text-properties fo:color="#000000" style:font-name="Times New Roman" fo:font-size="11pt" fo:font-weight="bold" fo:background-color="transparent" style:font-name-asian="Times New Roman" style:font-name-complex="Times New Roman"/>
    </style:style>
    <style:style style:name="T2" style:family="text">
      <style:text-properties fo:color="#000000" style:font-name="Times New Roman" fo:font-size="11pt" fo:font-weight="bold" officeooo:rsid="00024a3f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1pt" fo:font-weight="bold" officeooo:rsid="0004f7df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T5" style:family="text">
      <style:text-properties fo:color="#000000" style:font-name="Times New Roman" fo:font-size="11pt" fo:font-weight="normal" officeooo:rsid="00024a3f" fo:background-color="transparent" style:font-name-asian="Times New Roman" style:font-name-complex="Times New Roman"/>
    </style:style>
    <style:style style:name="T6" style:family="text">
      <style:text-properties fo:color="#000000" style:font-name="Times New Roman" fo:font-size="11pt" fo:font-weight="normal" officeooo:rsid="0004f7df" fo:background-color="transparent" style:font-name-asian="Times New Roman" style:font-name-complex="Times New Roman"/>
    </style:style>
    <style:style style:name="T7" style:family="text">
      <style:text-properties officeooo:rsid="00024a3f"/>
    </style:style>
    <style:style style:name="T8" style:family="text">
      <style:text-properties officeooo:rsid="0004f7df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04f7d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uno</text:span><text:span text:style-name="T4">: </text:span><text:span text:style-name="T5">Wilker de Jesus Machado</text:span><text:span text:style-name="T4"><text:tab/><text:tab/><text:tab/><text:tab/></text:span><text:span text:style-name="T1">Data:</text:span><text:span text:style-name="T4"> 28/05/2013</text:span></text:p>
      <text:p text:style-name="P1"><text:span text:style-name="T1">Fase/Iteração:</text:span><text:span text:style-name="T4"> Primeira entrega<text:tab/><text:tab/></text:span><text:span text:style-name="T1">Esforço Total:</text:span><text:span text:style-name="T4"> </text:span><text:span text:style-name="T6">60</text:span><text:span text:style-name="T4"> Horas</text:span></text:p>
      <text:p text:style-name="P2"/>
      <text:p text:style-name="P1"><text:span text:style-name="T1">Atividade: </text:span><text:span text:style-name="T3">Criação de telas JSF - Primefaces</text:span><text:span text:style-name="T2"><text:tab/></text:span><text:span text:style-name="T4"><text:tab/><text:tab/></text:span><text:span text:style-name="T1">Esforço: </text:span><text:span text:style-name="T3">20</text:span><text:span text:style-name="T2"> </text:span><text:span text:style-name="T1">Horas</text:span></text:p>
      <text:p text:style-name="P4">Descrição:<text:span text:style-name="T9"> </text:span><text:span text:style-name="T10">Criação de telas baseadas no protótipo</text:span><text:span text:style-name="T9">.</text:span></text:p>
      <text:p text:style-name="P4">Produtos: <text:span text:style-name="T8">Desenvolvimento\avadoc-012013\avadoc-web\src\main\webapp\paginas</text:span></text:p>
      <text:p text:style-name="P3">Equipe: <text:span text:style-name="T7">Wilker de Jesus Machado</text:span></text:p>
      <text:p text:style-name="P2"/>
      <text:p text:style-name="P1"><text:span text:style-name="T1">Atividade: </text:span><text:span text:style-name="T3">Desenvolvimento de requisito de concorrência<text:tab/></text:span><text:span text:style-name="T4"><text:tab/></text:span><text:span text:style-name="T1">Esforço: </text:span><text:span text:style-name="T3">15 </text:span><text:span text:style-name="T1">Horas</text:span></text:p>
      <text:p text:style-name="P3">Descrição: <text:span text:style-name="T8">Implementação de interfaces responsivas</text:span><text:span text:style-name="T7">.</text:span></text:p>
      <text:p text:style-name="P4">Produtos: <text:span text:style-name="T8">Desenvolvimento\avadoc-012013\avadoc-web\src\main\webapp\paginas</text:span></text:p>
      <text:p text:style-name="P3">Equipe: <text:span text:style-name="T7">Wilker de Jesus Machado</text:span></text:p>
      <text:p text:style-name="P3"><text:span text:style-name="T7"/></text:p>
      <text:p text:style-name="P5"><text:span text:style-name="T1">Atividade: </text:span><text:span text:style-name="T3">Desenvolvimento da arquitetura do Sistema<text:tab/><text:tab/> </text:span><text:span text:style-name="T1">Esforço: </text:span><text:span text:style-name="T3">25 </text:span><text:span text:style-name="T1">Horas</text:span></text:p>
      <text:p text:style-name="P4">Descrição: <text:span text:style-name="T8">Implementação de serviço, dao, e controller base para o funcionamento do sistema.</text:span></text:p>
      <text:p text:style-name="P4">Produtos: <text:span text:style-name="T8">Desenvolvimento\avadoc-012013\</text:span></text:p>
      <text:p text:style-name="P4">Equipe: <text:span text:style-name="T7">Wilker de Jesus Machado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6T08:29:53.69</dc:date>
    <meta:editing-duration>PT7M21S</meta:editing-duration>
    <meta:editing-cycles>2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15" meta:word-count="88" meta:character-count="791" meta:non-whitespace-character-count="707"/>
  </office:meta>
</office:document-meta>
</file>